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EE1F3F8A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gr1" style:family="graphic" style:parent-style-name="standard">
      <style:graphic-properties draw:stroke="none" draw:fill="none" fo:min-height="0.702cm" loext:decorative="false"/>
      <style:paragraph-properties style:writing-mode="lr-tb"/>
    </style:style>
    <style:style style:name="Mgr2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523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2%" draw:textarea-horizontal-align="center" draw:textarea-vertical-align="middle" draw:auto-grow-height="false" draw:fit-to-size="false" style:shrink-to-fit="false" fo:min-height="1.433cm" fo:min-width="7.05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MP1" style:family="paragraph">
      <style:text-properties fo:color="#ffffff" loext:opacity="100%"/>
    </style:style>
    <style:style style:name="MP2" style:family="paragraph">
      <loext:graphic-properties draw:fill="none"/>
      <style:text-properties fo:color="#ffffff" loext:opacity="100%" fo:font-size="40pt" style:font-size-asian="40pt" style:font-size-complex="40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MP5" style:family="paragraph">
      <loext:graphic-properties draw:fill="solid" draw:fill-color="#ffffff" draw:secondary-fill-color="#d4ea6b" draw:opacity="1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MT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" draw:text-style-name="MP2" draw:layer="backgroundobjects" svg:width="13.605cm" svg:height="0.962cm" svg:x="14.007cm" svg:y="19.785cm">
        <draw:text-box>
          <text:p text:style-name="MP1"><text:span text:style-name="MT1">(c) 2000-2025 Christopher Andrew Topalian</text:span></text:p>
        </draw:text-box>
      </draw:frame>
      <draw:frame draw:style-name="Mgr2" draw:text-style-name="MP2" draw:layer="backgroundobjects" svg:width="9.455cm" svg:height="0.962cm" svg:x="18.247cm" svg:y="0.335cm">
        <draw:text-box>
          <text:p text:style-name="MP1"><text:span text:style-name="MT1">Christopher Andrew Topalian</text:span></text:p>
        </draw:text-box>
      </draw:frame>
      <draw:frame draw:style-name="Mgr3" draw:text-style-name="MP2" draw:layer="backgroundobjects" svg:width="12.845cm" svg:height="0.962cm" svg:x="0.49cm" svg:y="19.785cm">
        <draw:text-box>
          <text:p text:style-name="MP1"><text:span text:style-name="MT1">Github.com/ChristopherAndrewTopalian</text:span></text:p>
        </draw:text-box>
      </draw:frame>
      <draw:frame draw:style-name="Mgr4" draw:text-style-name="MP3" draw:layer="backgroundobjects" svg:width="27.939cm" svg:height="14.638cm" svg:x="0.001cm" svg:y="3.476cm">
        <draw:image xlink:href="Pictures/1000000100000780000003EE1F3F8A3E.png" xlink:type="simple" xlink:show="embed" xlink:actuate="onLoad" draw:mime-type="image/png">
          <text:p/>
        </draw:image>
      </draw:frame>
      <draw:custom-shape draw:style-name="Mgr5" draw:text-style-name="MP5" draw:layer="backgroundobjects" svg:width="7.577cm" svg:height="1.718cm" draw:transform="rotate (0.746477321077975) translate (8.385cm 11.201cm)">
        <text:p text:style-name="MP4"><text:span text:style-name="MT2">College of Scripting</text:span></text:p>
        <text:p text:style-name="MP4"><text:span text:style-name="MT2">Music &amp; Science</text:span></text:p>
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range-x-minimum="6629" draw:handle-range-x-maximum="14971" draw:handle-position="$0 21600" draw:handle-position-x="$0" draw:handle-position-y="21600"/>
        </draw:enhanced-geometry>
      </draw:custom-shape>
      <draw:custom-shape draw:style-name="Mgr6" draw:text-style-name="MP5" draw:layer="backgroundobjects" svg:width="4.872cm" svg:height="2.708cm" draw:transform="rotate (0.785223630472249) translate (10.761cm 11.796cm)">
        <text:p text:style-name="MP4"><text:span text:style-name="MT2">Christopher</text:span></text:p>
        <text:p text:style-name="MP4"><text:span text:style-name="MT2">Andrew</text:span></text:p>
        <text:p text:style-name="MP4"><text:span text:style-name="MT2">Topalian</text:span></text:p>
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range-x-minimum="6629" draw:handle-range-x-maximum="14971" draw:handle-position="$0 21600" draw:handle-position-x="$0" draw:handle-position-y="21600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2T11:28:42.175165800</meta:creation-date>
    <dc:date>2025-11-12T11:41:41.894392300</dc:date>
    <meta:editing-duration>PT12M57S</meta:editing-duration>
    <meta:editing-cycles>5</meta:editing-cycles>
    <meta:generator>LibreOffice/25.2.3.2$Windows_X86_64 LibreOffice_project/bbb074479178df812d175f709636b368952c2ce3</meta:generator>
    <dc:description>Dedicated to God the Father
All Rights Reserved Christopher Andrew Topalian Copyright 2000-2025
CATopalian True AI 4D Hypercube Tesseract by Christopher Andrew Topalian

https://github.com/ChristopherAndrewTopalian
https://github.com/ChristopherTopalian
https://sites.google.com/view/CollegeOfScripting
https://www.youtube.com/@CollegeOfScripting

College of Scripting Music &amp; Science</dc:description>
    <meta:keyword>ai</meta:keyword>
    <meta:keyword>true ai</meta:keyword>
    <meta:keyword>artificial intelligence</meta:keyword>
    <meta:keyword>true artificial intelligence</meta:keyword>
    <dc:publisher>Christopher Andrew Topalian</dc:publisher>
    <dc:subject>True AI (True Artificial Intelligence) TAI</dc:subject>
    <dc:title>CATopalian TRUE AI 4D Hypercube Tesseract by Christopher Andrew Topalian</dc:title>
    <meta:document-statistic meta:object-count="6"/>
  </office:meta>
</office:document-meta>
</file>